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style:font-name="Times New Roman" fo:font-size="12pt" style:font-size-asian="12pt" style:font-size-complex="12pt"/>
    </style:style>
    <style:style style:name="P3" style:family="paragraph" style:parent-style-name="Preformatted_20_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P4" style:family="paragraph" style:parent-style-name="Preformatted_20_Text">
      <style:text-properties style:font-name="Times New Roman" fo:font-size="12pt" style:text-underline-style="solid" style:text-underline-width="auto" style:text-underline-color="font-color" officeooo:rsid="000da454" officeooo:paragraph-rsid="000da454" style:font-size-asian="12pt" style:font-size-complex="12pt"/>
    </style:style>
    <style:style style:name="P5" style:family="paragraph" style:parent-style-name="Preformatted_20_Text">
      <style:paragraph-properties fo:margin-top="0cm" fo:margin-bottom="0.3cm" style:contextual-spacing="false"/>
      <style:text-properties style:font-name="Times New Roman" fo:font-size="12pt" style:text-underline-style="solid" style:text-underline-width="auto" style:text-underline-color="font-color" style:font-size-asian="12pt" style:font-size-complex="12pt"/>
    </style:style>
    <style:style style:name="P6" style:family="paragraph" style:parent-style-name="Preformatted_20_Text">
      <style:text-properties style:font-name="Times New Roman" fo:font-size="12pt" officeooo:paragraph-rsid="000da454" style:font-size-asian="10.5pt" style:font-size-complex="12pt"/>
    </style:style>
    <style:style style:name="P7" style:family="paragraph" style:parent-style-name="Preformatted_20_Text">
      <style:text-properties style:font-name="Times New Roman"/>
    </style:style>
    <style:style style:name="P8" style:family="paragraph" style:parent-style-name="Preformatted_20_Text">
      <style:text-properties style:text-position="0% 100%" style:font-name="Times New Roman" fo:font-size="12pt" fo:font-style="normal" style:text-underline-style="solid" style:text-underline-width="auto" style:text-underline-color="font-color" fo:font-weight="bold" officeooo:rsid="000da454" officeooo:paragraph-rsid="000da454" style:font-size-asian="10.5pt" style:font-style-asian="normal" style:font-weight-asian="bold" style:font-size-complex="12pt" style:font-style-complex="normal" style:font-weight-complex="bold"/>
    </style:style>
    <style:style style:name="P9" style:family="paragraph" style:parent-style-name="Preformatted_20_Text">
      <style:text-properties style:text-position="0% 100%" style:font-name="Times New Roman" fo:font-size="12pt" fo:font-style="normal" style:text-underline-style="solid" style:text-underline-width="auto" style:text-underline-color="font-color" fo:font-weight="bold" officeooo:rsid="000da454" officeooo:paragraph-rsid="000da454" style:font-size-asian="12pt" style:font-style-asian="normal" style:font-weight-asian="bold" style:font-size-complex="12pt" style:font-style-complex="normal" style:font-weight-complex="bold"/>
    </style:style>
    <style:style style:name="P10" style:family="paragraph" style:parent-style-name="Preformatted_20_Text">
      <style:text-properties style:text-position="0% 100%" style:font-name="Times New Roman" fo:font-size="12pt" fo:font-style="normal" style:text-underline-style="solid" style:text-underline-width="auto" style:text-underline-color="font-color" fo:font-weight="normal" officeooo:rsid="000da454" officeooo:paragraph-rsid="000da454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Preformatted_20_Text">
      <style:text-properties style:text-position="0% 100%" style:font-name="Times New Roman" fo:font-size="12pt" fo:font-style="normal" style:text-underline-style="none" fo:font-weight="normal" officeooo:rsid="000da454" officeooo:paragraph-rsid="000da454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Preformatted_20_Text">
      <style:text-properties style:text-position="0% 100%" style:font-name="Times New Roman" fo:font-size="14pt" fo:font-style="normal" style:text-underline-style="solid" style:text-underline-width="auto" style:text-underline-color="font-color" fo:font-weight="bold" officeooo:rsid="000da454" officeooo:paragraph-rsid="000da454" style:font-size-asian="14pt" style:font-style-asian="normal" style:font-weight-asian="bold" style:font-size-complex="14pt" style:font-style-complex="normal" style:font-weight-complex="bold"/>
    </style:style>
    <style:style style:name="P13" style:family="paragraph" style:parent-style-name="Preformatted_20_Text">
      <style:text-properties style:text-position="0% 100%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4" style:family="paragraph" style:parent-style-name="Preformatted_20_Text">
      <style:text-properties fo:color="#2a6099" loext:opacity="100%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5" style:family="paragraph" style:parent-style-name="Preformatted_20_Text">
      <style:text-properties fo:color="#2a6099" loext:opacity="100%" style:font-name="Times New Roman" fo:font-size="12pt" style:text-underline-style="none" fo:font-weight="normal" officeooo:rsid="001045d5" officeooo:paragraph-rsid="001045d5" style:font-size-asian="12pt" style:font-weight-asian="normal" style:font-size-complex="12pt" style:font-weight-complex="normal"/>
    </style:style>
    <style:style style:name="P16" style:family="paragraph" style:parent-style-name="Preformatted_20_Text">
      <style:text-properties fo:color="#00a933" loext:opacity="100%" style:text-position="0% 100%" style:font-name="Times New Roman" fo:font-size="14pt" fo:font-style="normal" style:text-underline-style="solid" style:text-underline-width="auto" style:text-underline-color="font-color" fo:font-weight="bold" officeooo:rsid="000da454" officeooo:paragraph-rsid="000da454" style:font-size-asian="14pt" style:font-style-asian="normal" style:font-weight-asian="bold" style:font-size-complex="14pt" style:font-style-complex="normal" style:font-weight-complex="bold"/>
    </style:style>
    <style:style style:name="P17" style:family="paragraph" style:parent-style-name="Preformatted_20_Text">
      <style:text-properties fo:color="#00a933" loext:opacity="100%" style:text-position="0% 100%" style:font-name="Times New Roman" fo:font-size="14pt" style:text-underline-style="solid" style:text-underline-width="auto" style:text-underline-color="font-color" fo:font-weight="bold" officeooo:rsid="000da454" officeooo:paragraph-rsid="000da454" style:font-size-asian="14pt" style:font-weight-asian="bold" style:font-size-complex="14pt" style:font-weight-complex="bold"/>
    </style:style>
    <style:style style:name="P18" style:family="paragraph" style:parent-style-name="Preformatted_20_Text">
      <style:text-properties fo:color="#00a933" loext:opacity="100%" style:text-position="0% 100%" style:font-name="Times New Roman" fo:font-size="14pt" style:text-underline-style="solid" style:text-underline-width="auto" style:text-underline-color="font-color" fo:font-weight="bold" officeooo:rsid="000da454" style:font-size-asian="14pt" style:font-weight-asian="bold" style:font-size-complex="14pt" style:font-weight-complex="bold"/>
    </style:style>
    <style:style style:name="P19" style:family="paragraph" style:parent-style-name="Preformatted_20_Text">
      <style:text-properties fo:color="#00a933" loext:opacity="100%" style:text-position="0% 100%" style:font-name="Times New Roman" fo:font-size="14pt" style:text-underline-style="solid" style:text-underline-width="auto" style:text-underline-color="font-color" fo:font-weight="bold" officeooo:rsid="000e2d05" officeooo:paragraph-rsid="000e2d05" style:font-size-asian="14pt" style:font-weight-asian="bold" style:font-size-complex="14pt" style:font-weight-complex="bold"/>
    </style:style>
    <style:style style:name="P20" style:family="paragraph" style:parent-style-name="Preformatted_20_Text">
      <style:text-properties style:use-window-font-color="true" loext:opacity="0%" style:text-position="0% 100%" style:font-name="Times New Roman" fo:font-size="14pt" style:text-underline-style="none" fo:font-weight="normal" officeooo:rsid="000da454" officeooo:paragraph-rsid="000da454" style:font-size-asian="14pt" style:font-weight-asian="normal" style:font-size-complex="14pt" style:font-weight-complex="normal"/>
    </style:style>
    <style:style style:name="P21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da454" officeooo:paragraph-rsid="000da454" style:font-size-asian="12pt" style:font-weight-asian="normal" style:font-size-complex="12pt" style:font-weight-complex="normal"/>
    </style:style>
    <style:style style:name="P22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e2d05" officeooo:paragraph-rsid="000e2d05" style:font-size-asian="12pt" style:font-weight-asian="normal" style:font-size-complex="12pt" style:font-weight-complex="normal"/>
    </style:style>
    <style:style style:name="P23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f07ec" officeooo:paragraph-rsid="000f07ec" style:font-size-asian="12pt" style:font-weight-asian="normal" style:font-size-complex="12pt" style:font-weight-complex="normal"/>
    </style:style>
    <style:style style:name="P24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e2d05" officeooo:paragraph-rsid="000e2d05" style:font-size-asian="10.5pt" style:font-weight-asian="normal" style:font-size-complex="12pt" style:font-weight-complex="normal"/>
    </style:style>
    <style:style style:name="P25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f07ec" officeooo:paragraph-rsid="000f07ec" style:font-size-asian="10.5pt" style:font-weight-asian="normal" style:font-size-complex="12pt" style:font-weight-complex="normal"/>
    </style:style>
    <style:style style:name="P26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f9c3d" officeooo:paragraph-rsid="000f9c3d" style:font-size-asian="10.5pt" style:font-weight-asian="normal" style:font-size-complex="12pt" style:font-weight-complex="normal"/>
    </style:style>
    <style:style style:name="P27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0f07ec" officeooo:paragraph-rsid="000f07ec" style:font-size-asian="10.5pt" style:font-weight-asian="normal" style:font-size-complex="12pt" style:font-weight-complex="normal"/>
    </style:style>
    <style:style style:name="P28" style:family="paragraph" style:parent-style-name="Preformatted_20_Text">
      <style:text-properties style:use-window-font-color="true" loext:opacity="0%" style:font-name="Times New Roman" fo:font-size="12pt" style:text-underline-style="none" fo:font-weight="normal" officeooo:rsid="00103cfe" officeooo:paragraph-rsid="00103cfe" style:font-size-asian="10.5pt" style:font-weight-asian="normal" style:font-size-complex="12pt" style:font-weight-complex="normal"/>
    </style:style>
    <style:style style:name="P29" style:family="paragraph" style:parent-style-name="Preformatted_20_Text">
      <style:text-properties style:use-window-font-color="true" loext:opacity="0%" style:font-name="Times New Roman" fo:font-size="12pt" fo:font-style="italic" style:text-underline-style="none" fo:font-weight="normal" officeooo:rsid="0015c4a4" officeooo:paragraph-rsid="0015c4a4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Preformatted_20_Text">
      <style:text-properties fo:color="#bf0041" loext:opacity="100%" style:text-position="0% 100%" style:font-name="Times New Roman" fo:font-size="14pt" style:text-underline-style="solid" style:text-underline-width="auto" style:text-underline-color="font-color" fo:font-weight="bold" officeooo:rsid="000e2d05" officeooo:paragraph-rsid="000e2d05" style:font-size-asian="12.25pt" style:font-weight-asian="bold" style:font-size-complex="14pt" style:font-weight-complex="bold"/>
    </style:style>
    <style:style style:name="P31" style:family="paragraph" style:parent-style-name="Preformatted_20_Text">
      <style:text-properties fo:color="#bf0041" loext:opacity="100%" style:text-position="0% 100%" style:font-name="Times New Roman" fo:font-size="14pt" style:text-underline-style="solid" style:text-underline-width="auto" style:text-underline-color="font-color" fo:font-weight="bold" officeooo:rsid="000f07ec" officeooo:paragraph-rsid="000f07ec" style:font-size-asian="12.25pt" style:font-weight-asian="bold" style:font-size-complex="14pt" style:font-weight-complex="bold"/>
    </style:style>
    <style:style style:name="P32" style:family="paragraph" style:parent-style-name="Preformatted_20_Text">
      <style:text-properties fo:color="#bf0041" loext:opacity="100%" style:text-position="0% 100%" style:font-name="Times New Roman" fo:font-size="14pt" style:text-underline-style="solid" style:text-underline-width="auto" style:text-underline-color="font-color" fo:font-weight="bold" officeooo:rsid="000f07ec" officeooo:paragraph-rsid="000f07ec" style:font-size-asian="14pt" style:font-weight-asian="bold" style:font-size-complex="14pt" style:font-weight-complex="bold"/>
    </style:style>
    <style:style style:name="P33" style:family="paragraph" style:parent-style-name="Preformatted_20_Text">
      <style:text-properties fo:color="#158466" loext:opacity="100%" style:font-name="Times New Roman" fo:font-size="12pt" style:text-underline-style="none" fo:font-weight="normal" officeooo:rsid="001045d5" officeooo:paragraph-rsid="001045d5" style:font-size-asian="12pt" style:font-weight-asian="normal" style:font-size-complex="12pt" style:font-weight-complex="normal"/>
    </style:style>
    <style:style style:name="P34" style:family="paragraph" style:parent-style-name="Preformatted_20_Text" style:list-style-name="L1">
      <style:text-properties style:font-name="Times New Roman" fo:font-size="12pt" style:text-underline-style="none" fo:font-weight="normal" officeooo:rsid="000da454" officeooo:paragraph-rsid="000da454" style:font-size-asian="10.5pt" style:font-weight-asian="normal" style:font-size-complex="12pt" style:font-weight-complex="normal"/>
    </style:style>
    <style:style style:name="P35" style:family="paragraph" style:parent-style-name="Preformatted_20_Text">
      <style:text-properties style:font-name="Times New Roman" fo:font-size="12pt" style:font-size-asian="12pt" style:font-size-complex="12pt"/>
    </style:style>
    <style:style style:name="P36" style:family="paragraph" style:parent-style-name="Preformatted_20_Text">
      <style:text-properties style:font-name="Times New Roman" fo:font-size="12pt" officeooo:paragraph-rsid="000da454" style:font-size-asian="12pt" style:font-size-complex="12pt"/>
    </style:style>
    <style:style style:name="P37" style:family="paragraph" style:parent-style-name="Preformatted_20_Text" style:list-style-name="L1">
      <style:text-properties style:font-name="Times New Roman" fo:font-size="12pt" officeooo:rsid="000da454" officeooo:paragraph-rsid="000da454" style:font-size-asian="10.5pt" style:font-size-complex="12pt"/>
    </style:style>
    <style:style style:name="P38" style:family="paragraph" style:parent-style-name="Preformatted_20_Text">
      <style:text-properties style:font-name="Times New Roman" fo:font-size="12pt" officeooo:rsid="000da454" officeooo:paragraph-rsid="000da454" style:font-size-asian="10.5pt" style:font-size-complex="12pt"/>
    </style:style>
    <style:style style:name="P39" style:family="paragraph" style:parent-style-name="Preformatted_20_Text">
      <style:text-properties style:text-position="0% 100%" style:font-name="Times New Roman" fo:font-size="12pt" fo:font-style="italic" style:text-underline-style="none" fo:font-weight="normal" officeooo:rsid="000da454" officeooo:paragraph-rsid="000da454" style:font-size-asian="10.5pt" style:font-style-asian="italic" style:font-weight-asian="normal" style:font-size-complex="12pt" style:font-style-complex="italic" style:font-weight-complex="normal"/>
    </style:style>
    <style:style style:name="P40" style:family="paragraph" style:parent-style-name="Preformatted_20_Text" style:list-style-name="L2">
      <style:text-properties style:text-position="0% 100%" style:font-name="Times New Roman" fo:font-size="12pt" style:text-underline-style="none" fo:font-weight="normal" officeooo:rsid="000da454" officeooo:paragraph-rsid="000da454" style:font-size-asian="10.5pt" style:font-weight-asian="normal" style:font-size-complex="12pt" style:font-weight-complex="normal"/>
    </style:style>
    <style:style style:name="P41" style:family="paragraph" style:parent-style-name="Preformatted_20_Text">
      <style:text-properties style:text-position="0% 100%" style:font-name="Times New Roman" fo:font-size="12pt" fo:font-style="normal" style:text-underline-style="none" fo:font-weight="normal" officeooo:rsid="000da454" officeooo:paragraph-rsid="000da454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Preformatted_20_Text">
      <style:text-properties style:text-position="0% 100%" style:font-name="Times New Roman" fo:font-size="12pt" fo:font-style="normal" style:text-underline-style="solid" style:text-underline-width="auto" style:text-underline-color="font-color" fo:font-weight="normal" officeooo:rsid="000da454" officeooo:paragraph-rsid="000da454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Preformatted_20_Text">
      <style:text-properties style:text-position="0% 100%" style:font-name="Times New Roman" fo:font-size="12pt" officeooo:rsid="000da454" officeooo:paragraph-rsid="0018845c" style:font-size-asian="12pt" style:font-size-complex="12pt"/>
    </style:style>
    <style:style style:name="P44" style:family="paragraph" style:parent-style-name="Preformatted_20_Text" style:list-style-name="L3">
      <style:text-properties style:use-window-font-color="true" loext:opacity="0%" style:text-position="0% 100%" style:font-name="Times New Roman" fo:font-size="12pt" style:text-underline-style="none" fo:font-weight="normal" officeooo:rsid="000da454" officeooo:paragraph-rsid="000da454" style:font-size-asian="12pt" style:font-weight-asian="normal" style:font-size-complex="12pt" style:font-weight-complex="normal"/>
    </style:style>
    <style:style style:name="P45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da454" officeooo:paragraph-rsid="000da454" style:font-size-asian="12pt" style:font-weight-asian="normal" style:font-size-complex="12pt" style:font-weight-complex="normal"/>
    </style:style>
    <style:style style:name="P46" style:family="paragraph" style:parent-style-name="Preformatted_20_Text">
      <style:paragraph-properties fo:margin-top="0.101cm" fo:margin-bottom="0.101cm" style:contextual-spacing="false"/>
      <style:text-properties style:use-window-font-color="true" loext:opacity="0%" style:text-position="0% 100%" style:font-name="Times New Roman" fo:font-size="12pt" style:text-underline-style="none" fo:font-weight="normal" officeooo:rsid="001feafa" officeooo:paragraph-rsid="001feafa" style:font-size-asian="12pt" style:font-weight-asian="normal" style:font-size-complex="12pt" style:font-weight-complex="normal"/>
    </style:style>
    <style:style style:name="P47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f9c3d" officeooo:paragraph-rsid="000f9c3d" style:font-size-asian="12pt" style:font-weight-asian="normal" style:font-size-complex="12pt" style:font-weight-complex="normal"/>
    </style:style>
    <style:style style:name="P48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21e9c6" officeooo:paragraph-rsid="0021e9c6" style:font-size-asian="12pt" style:font-weight-asian="normal" style:font-size-complex="12pt" style:font-weight-complex="normal"/>
    </style:style>
    <style:style style:name="P49" style:family="paragraph" style:parent-style-name="Preformatted_20_Text" style:list-style-name="L5">
      <style:text-properties style:use-window-font-color="true" loext:opacity="0%" style:text-position="0% 100%" style:font-name="Times New Roman" fo:font-size="12pt" style:text-underline-style="none" fo:font-weight="normal" officeooo:rsid="0021e9c6" officeooo:paragraph-rsid="0021e9c6" style:font-size-asian="12pt" style:font-weight-asian="normal" style:font-size-complex="12pt" style:font-weight-complex="normal"/>
    </style:style>
    <style:style style:name="P50" style:family="paragraph" style:parent-style-name="Preformatted_20_Text" style:list-style-name="L6">
      <style:text-properties style:use-window-font-color="true" loext:opacity="0%" style:text-position="0% 100%" style:font-name="Times New Roman" fo:font-size="12pt" style:text-underline-style="none" fo:font-weight="normal" officeooo:rsid="0021e9c6" officeooo:paragraph-rsid="0021e9c6" style:font-size-asian="12pt" style:font-weight-asian="normal" style:font-size-complex="12pt" style:font-weight-complex="normal"/>
    </style:style>
    <style:style style:name="P51" style:family="paragraph" style:parent-style-name="Preformatted_20_Text" style:list-style-name="L4">
      <style:text-properties style:use-window-font-color="true" loext:opacity="0%" style:text-position="0% 100%" style:font-name="Times New Roman" fo:font-size="12pt" style:text-underline-style="none" fo:font-weight="normal" officeooo:rsid="000e2d05" officeooo:paragraph-rsid="000e2d05" style:font-size-asian="10.5pt" style:font-weight-asian="normal" style:font-size-complex="12pt" style:font-weight-complex="normal"/>
    </style:style>
    <style:style style:name="P52" style:family="paragraph" style:parent-style-name="Preformatted_20_Text">
      <style:text-properties style:use-window-font-color="true" loext:opacity="0%" style:text-position="0% 100%" style:font-name="Times New Roman" fo:font-size="12pt" style:text-underline-style="none" fo:font-weight="normal" officeooo:rsid="000f9c3d" officeooo:paragraph-rsid="000f9c3d" style:font-size-asian="10.5pt" style:font-weight-asian="normal" style:font-size-complex="12pt" style:font-weight-complex="normal"/>
    </style:style>
    <style:style style:name="P53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bold" officeooo:rsid="000f9c3d" officeooo:paragraph-rsid="000f9c3d" style:font-size-asian="12pt" style:font-weight-asian="bold" style:font-size-complex="12pt" style:font-weight-complex="bold"/>
    </style:style>
    <style:style style:name="P54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1eaed9" officeooo:paragraph-rsid="001eaed9" style:font-size-asian="12pt" style:font-weight-asian="normal" style:font-size-complex="12pt" style:font-weight-complex="normal"/>
    </style:style>
    <style:style style:name="P55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1feafa" officeooo:paragraph-rsid="001feafa" style:font-size-asian="12pt" style:font-weight-asian="normal" style:font-size-complex="12pt" style:font-weight-complex="normal"/>
    </style:style>
    <style:style style:name="P56" style:family="paragraph" style:parent-style-name="Preformatted_20_Text">
      <style:text-properties style:use-window-font-color="true" loext:opacity="0%" style:text-position="0% 100%" style:font-name="Times New Roman" fo:font-size="12pt" style:text-underline-style="solid" style:text-underline-width="auto" style:text-underline-color="font-color" fo:font-weight="normal" officeooo:rsid="0021e9c6" officeooo:paragraph-rsid="0021e9c6" style:font-size-asian="12pt" style:font-weight-asian="normal" style:font-size-complex="12pt" style:font-weight-complex="normal"/>
    </style:style>
    <style:style style:name="P57" style:family="paragraph" style:parent-style-name="Preformatted_20_Text">
      <style:text-properties style:use-window-font-color="true" loext:opacity="0%" style:text-position="0% 100%" style:font-name="Times New Roman" fo:font-size="14pt" style:text-underline-style="none" fo:font-weight="normal" officeooo:rsid="000da454" officeooo:paragraph-rsid="000da454" style:font-size-asian="14pt" style:font-weight-asian="normal" style:font-size-complex="14pt" style:font-weight-complex="normal"/>
    </style:style>
    <style:style style:name="P58" style:family="paragraph" style:parent-style-name="Preformatted_20_Text">
      <style:text-properties fo:color="#800080" loext:opacity="100%" style:text-position="0% 100%" style:font-name="Times New Roman" fo:font-size="14pt" style:text-underline-style="solid" style:text-underline-width="auto" style:text-underline-color="font-color" fo:font-weight="bold" officeooo:rsid="000e2d05" officeooo:paragraph-rsid="000e2d05" style:font-size-asian="12.25pt" style:font-weight-asian="bold" style:font-size-complex="14pt" style:font-weight-complex="bold"/>
    </style:style>
    <style:style style:name="P59" style:family="paragraph" style:parent-style-name="Preformatted_20_Text">
      <style:text-properties fo:color="#800080" loext:opacity="100%" style:text-position="0% 100%" style:font-name="Times New Roman" fo:font-size="14pt" style:text-underline-style="solid" style:text-underline-width="auto" style:text-underline-color="font-color" fo:font-weight="bold" officeooo:rsid="000f07ec" officeooo:paragraph-rsid="000f07ec" style:font-size-asian="12.25pt" style:font-weight-asian="bold" style:font-size-complex="14pt" style:font-weight-complex="bold"/>
    </style:style>
    <style:style style:name="P60" style:family="paragraph" style:parent-style-name="Preformatted_20_Text">
      <style:text-properties fo:color="#800080" loext:opacity="100%" style:text-position="0% 100%" style:font-name="Times New Roman" fo:font-size="14pt" style:text-underline-style="solid" style:text-underline-width="auto" style:text-underline-color="font-color" fo:font-weight="bold" officeooo:rsid="000f9c3d" officeooo:paragraph-rsid="000f9c3d" style:font-size-asian="12.25pt" style:font-weight-asian="bold" style:font-size-complex="14pt" style:font-weight-complex="bold"/>
    </style:style>
    <style:style style:name="P61" style:family="paragraph" style:parent-style-name="Preformatted_20_Text">
      <style:text-properties fo:color="#800080" loext:opacity="100%" style:text-position="0% 100%" style:font-name="Times New Roman" fo:font-size="14pt" style:text-underline-style="solid" style:text-underline-width="auto" style:text-underline-color="font-color" fo:font-weight="bold" officeooo:rsid="000f07ec" officeooo:paragraph-rsid="000f07ec" style:font-size-asian="14pt" style:font-weight-asian="bold" style:font-size-complex="14pt" style:font-weight-complex="bold"/>
    </style:style>
    <style:style style:name="P62" style:family="paragraph" style:parent-style-name="Preformatted_20_Text">
      <style:text-properties fo:color="#bf0041" loext:opacity="100%" style:text-position="0% 100%" style:font-name="Times New Roman" fo:font-size="14pt" style:text-underline-style="solid" style:text-underline-width="auto" style:text-underline-color="font-color" fo:font-weight="bold" officeooo:rsid="000f9c3d" officeooo:paragraph-rsid="000f9c3d" style:font-size-asian="12.25pt" style:font-weight-asian="bold" style:font-size-complex="14pt" style:font-weight-complex="bold"/>
    </style:style>
    <style:style style:name="P63" style:family="paragraph" style:parent-style-name="Preformatted_20_Text">
      <style:text-properties fo:color="#bf0041" loext:opacity="100%" style:text-position="0% 100%" style:font-name="Times New Roman" fo:font-size="14pt" style:text-underline-style="solid" style:text-underline-width="auto" style:text-underline-color="font-color" fo:font-weight="bold" officeooo:rsid="000f9c3d" officeooo:paragraph-rsid="000f9c3d" style:font-size-asian="14pt" style:font-weight-asian="bold" style:font-size-complex="14pt" style:font-weight-complex="bold"/>
    </style:style>
    <style:style style:name="P64" style:family="paragraph" style:parent-style-name="Preformatted_20_Text">
      <style:text-properties fo:color="#bf0041" loext:opacity="100%" style:font-name="Times New Roman" fo:font-size="12pt" style:text-underline-style="none" fo:font-weight="normal" officeooo:rsid="001045d5" officeooo:paragraph-rsid="001045d5" style:font-size-asian="12pt" style:font-weight-asian="normal" style:font-size-complex="12pt" style:font-weight-complex="normal"/>
    </style:style>
    <style:style style:name="P65" style:family="paragraph" style:parent-style-name="Preformatted_20_Text">
      <style:text-properties fo:color="#acb20c" loext:opacity="100%" style:text-position="0% 100%" style:font-name="Times New Roman" fo:font-size="14pt" style:text-underline-style="solid" style:text-underline-width="auto" style:text-underline-color="font-color" fo:font-weight="bold" officeooo:rsid="000f9c3d" officeooo:paragraph-rsid="000f9c3d" style:font-size-asian="12.25pt" style:font-weight-asian="bold" style:font-size-complex="14pt" style:font-weight-complex="bold"/>
    </style:style>
    <style:style style:name="P66" style:family="paragraph" style:parent-style-name="Preformatted_20_Text">
      <style:text-properties fo:color="#acb20c" loext:opacity="100%" style:font-name="Times New Roman" fo:font-size="12pt" style:text-underline-style="none" fo:font-weight="normal" officeooo:rsid="001ead3e" officeooo:paragraph-rsid="001ead3e" style:font-size-asian="12pt" style:font-weight-asian="normal" style:font-size-complex="12pt" style:font-weight-complex="normal"/>
    </style:style>
    <style:style style:name="P67" style:family="paragraph" style:parent-style-name="Preformatted_20_Text">
      <style:text-properties fo:color="#729fcf" loext:opacity="100%" style:text-position="0% 100%" style:font-name="Times New Roman" fo:font-size="14pt" style:text-underline-style="solid" style:text-underline-width="auto" style:text-underline-color="font-color" fo:font-weight="bold" officeooo:rsid="000f9c3d" officeooo:paragraph-rsid="000f9c3d" style:font-size-asian="12.25pt" style:font-weight-asian="bold" style:font-size-complex="14pt" style:font-weight-complex="bold"/>
    </style:style>
    <style:style style:name="P68" style:family="paragraph" style:parent-style-name="Preformatted_20_Text">
      <style:text-properties fo:color="#729fcf" loext:opacity="100%" style:font-name="Times New Roman" fo:font-size="12pt" style:text-underline-style="none" fo:font-weight="normal" officeooo:rsid="001ead3e" officeooo:paragraph-rsid="001ead3e" style:font-size-asian="12pt" style:font-weight-asian="normal" style:font-size-complex="12pt" style:font-weight-complex="normal"/>
    </style:style>
    <style:style style:name="P69" style:family="paragraph" style:parent-style-name="Preformatted_20_Text">
      <style:text-properties fo:color="#ff8000" loext:opacity="100%" style:font-name="Times New Roman" fo:font-size="12pt" style:text-underline-style="none" fo:font-weight="normal" officeooo:rsid="001ead3e" officeooo:paragraph-rsid="001ead3e" style:font-size-asian="12pt" style:font-weight-asian="normal" style:font-size-complex="12pt" style:font-weight-complex="normal"/>
    </style:style>
    <style:style style:name="P70" style:family="paragraph" style:parent-style-name="Preformatted_20_Text">
      <style:text-properties fo:color="#ff8000" loext:opacity="100%" style:text-position="0% 100%" style:font-name="Times New Roman" fo:font-size="14pt" style:text-underline-style="solid" style:text-underline-width="auto" style:text-underline-color="font-color" fo:font-weight="bold" officeooo:rsid="000f9c3d" officeooo:paragraph-rsid="000f9c3d" style:font-size-asian="14pt" style:font-weight-asian="bold" style:font-size-complex="14pt" style:font-weight-complex="bold"/>
    </style:style>
    <style:style style:name="P71" style:family="paragraph" style:parent-style-name="Preformatted_20_Text">
      <style:text-properties fo:color="#ff0000" loext:opacity="100%" style:font-name="Times New Roman" fo:font-size="12pt" style:text-underline-style="none" fo:font-weight="normal" officeooo:rsid="001ead3e" officeooo:paragraph-rsid="001ead3e" style:font-size-asian="12pt" style:font-weight-asian="normal" style:font-size-complex="12pt" style:font-weight-complex="normal"/>
    </style:style>
    <style:style style:name="P72" style:family="paragraph" style:parent-style-name="Preformatted_20_Text">
      <style:text-properties fo:color="#2a6099" loext:opacity="100%" style:font-name="Times New Roman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73" style:family="paragraph" style:parent-style-name="Preformatted_20_Text">
      <style:text-properties fo:color="#00a933" loext:opacity="100%" style:text-position="0% 100%" style:font-name="Times New Roman" fo:font-size="14pt" style:text-underline-style="solid" style:text-underline-width="auto" style:text-underline-color="font-color" fo:font-weight="bold" officeooo:rsid="000da454" style:font-size-asian="14pt" style:font-weight-asian="bold" style:font-size-complex="14pt" style:font-weight-complex="bold"/>
    </style:style>
    <style:style style:name="P74" style:family="paragraph" style:parent-style-name="Preformatted_20_Text">
      <style:text-properties fo:color="#00a933" loext:opacity="100%" style:text-position="0% 100%" style:font-name="Times New Roman" fo:font-size="14pt" style:text-underline-style="solid" style:text-underline-width="auto" style:text-underline-color="font-color" fo:font-weight="bold" officeooo:rsid="000da454" officeooo:paragraph-rsid="000da454" style:font-size-asian="14pt" style:font-weight-asian="bold" style:font-size-complex="14pt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0da454"/>
    </style:style>
    <style:style style:name="T3" style:family="text">
      <style:text-properties style:text-position="sub 58%"/>
    </style:style>
    <style:style style:name="T4" style:family="text">
      <style:text-properties style:text-position="sub 58%" officeooo:rsid="000da454"/>
    </style:style>
    <style:style style:name="T5" style:family="text">
      <style:text-properties style:text-position="sub 58%" fo:font-style="normal" style:text-underline-style="none" fo:font-weight="normal" officeooo:rsid="000da454" style:font-style-asian="normal" style:font-weight-asian="normal" style:font-style-complex="normal" style:font-weight-complex="normal"/>
    </style:style>
    <style:style style:name="T6" style:family="text">
      <style:text-properties style:text-position="sub 58%" fo:font-weight="bold" style:font-weight-asian="bold" style:font-weight-complex="bold"/>
    </style:style>
    <style:style style:name="T7" style:family="text">
      <style:text-properties style:text-position="sub 58%" style:text-underline-style="none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0f9c3d"/>
    </style:style>
    <style:style style:name="T10" style:family="text">
      <style:text-properties style:text-underline-style="solid" style:text-underline-width="auto" style:text-underline-color="font-color" officeooo:rsid="001ead3e"/>
    </style:style>
    <style:style style:name="T11" style:family="text">
      <style:text-properties style:text-underline-style="solid" style:text-underline-width="auto" style:text-underline-color="font-color" officeooo:rsid="0021e9c6"/>
    </style:style>
    <style:style style:name="T12" style:family="text">
      <style:text-properties officeooo:rsid="000da454"/>
    </style:style>
    <style:style style:name="T13" style:family="text">
      <style:text-properties style:text-position="0% 100%" officeooo:rsid="000da454"/>
    </style:style>
    <style:style style:name="T14" style:family="text">
      <style:text-properties style:text-position="0% 100%" fo:font-style="normal" style:text-underline-style="none" fo:font-weight="normal" officeooo:rsid="000da454" style:font-style-asian="normal" style:font-weight-asian="normal" style:font-style-complex="normal" style:font-weight-complex="normal"/>
    </style:style>
    <style:style style:name="T15" style:family="text">
      <style:text-properties fo:color="#00a933" loext:opacity="100%" fo:font-size="14pt" style:font-size-asian="14pt" style:font-size-complex="14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1ead3e" style:font-weight-asian="bold" style:font-weight-complex="bold"/>
    </style:style>
    <style:style style:name="T18" style:family="text">
      <style:text-properties style:text-underline-style="none"/>
    </style:style>
    <style:style style:name="T19" style:family="text">
      <style:text-properties style:text-underline-style="none" fo:font-weight="normal" style:font-weight-asian="normal" style:font-weight-complex="normal"/>
    </style:style>
    <style:style style:name="T20" style:family="text">
      <style:text-properties officeooo:rsid="000f9c3d"/>
    </style:style>
    <style:style style:name="T21" style:family="text">
      <style:text-properties officeooo:rsid="00103cfe"/>
    </style:style>
    <style:style style:name="T22" style:family="text">
      <style:text-properties style:use-window-font-color="true" loext:opacity="0%"/>
    </style:style>
    <style:style style:name="T23" style:family="text">
      <style:text-properties style:use-window-font-color="true" loext:opacity="0%" officeooo:rsid="001ead3e"/>
    </style:style>
    <style:style style:name="T24" style:family="text">
      <style:text-properties style:use-window-font-color="true" loext:opacity="0%" fo:font-weight="bold" style:font-weight-asian="bold" style:font-weight-complex="bold"/>
    </style:style>
    <style:style style:name="T25" style:family="text">
      <style:text-properties style:use-window-font-color="true" loext:opacity="0%" fo:font-weight="bold" officeooo:rsid="001ead3e" style:font-weight-asian="bold" style:font-weight-complex="bold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font-style="normal" officeooo:rsid="00181ab2" style:font-style-asian="normal" style:font-style-complex="normal"/>
    </style:style>
    <style:style style:name="T28" style:family="text">
      <style:text-properties fo:font-style="normal" officeooo:rsid="001ead3e" style:font-style-asian="normal" style:font-style-complex="normal"/>
    </style:style>
    <style:style style:name="T29" style:family="text">
      <style:text-properties fo:font-style="normal" officeooo:rsid="0021e9c6" style:font-style-asian="normal" style:font-style-complex="normal"/>
    </style:style>
    <style:style style:name="T30" style:family="text">
      <style:text-properties officeooo:rsid="00171877"/>
    </style:style>
    <style:style style:name="T31" style:family="text">
      <style:text-properties officeooo:rsid="00175bea"/>
    </style:style>
    <style:style style:name="T32" style:family="text">
      <style:text-properties officeooo:rsid="001ead3e"/>
    </style:style>
    <style:style style:name="T33" style:family="text">
      <style:text-properties fo:color="#800080" loext:opacity="100%" fo:font-weight="bold" officeooo:rsid="001ead3e" style:font-weight-asian="bold" style:font-weight-complex="bold"/>
    </style:style>
    <style:style style:name="T34" style:family="text">
      <style:text-properties fo:color="#bf0041" loext:opacity="100%" fo:font-weight="bold" style:font-weight-asian="bold" style:font-weight-complex="bold"/>
    </style:style>
    <style:style style:name="T35" style:family="text">
      <style:text-properties fo:font-style="italic" officeooo:rsid="000da454" style:font-style-asian="italic" style:font-style-complex="italic"/>
    </style:style>
    <style:style style:name="T36" style:family="text">
      <style:text-properties officeooo:rsid="002029bb"/>
    </style:style>
    <style:style style:name="T37" style:family="text">
      <style:text-properties officeooo:rsid="0021e9c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Toto jsou vyřešené otázky z anorganiky (chemie). Otázky pocházejí ze souboru anorganika.txt, jehož autorem je pan Ladislav Trnka.</text:p>
      <text:p text:style-name="P28">Otázky byly vyřešeny Pavlem Vránou pomocí videí, jejichž autorem je opět pan Ladislav Trnka.</text:p>
      <text:p text:style-name="P28">Soubor podléhá licenci GNU General Public Licence v3.0</text:p>
      <text:p text:style-name="P14"/>
      <text:p text:style-name="P15"><text:span text:style-name="T17">tmavě </text:span><text:span text:style-name="T16">modře</text:span> <text:span text:style-name="T23">a</text:span><text:span text:style-name="T25"> písmenem H </text:span><text:span text:style-name="T23">j</text:span><text:span text:style-name="T22">sou označeny otázky týkající se vodíku</text:span></text:p>
      <text:p text:style-name="P33"><text:span text:style-name="T16">zeleně</text:span> <text:span text:style-name="T23">a </text:span><text:span text:style-name="T25">písmenem O </text:span><text:span text:style-name="T22">jsou označeny otázky týkající se vodíku</text:span></text:p>
      <text:p text:style-name="P64"><text:span text:style-name="T33">fialově</text:span> <text:span text:style-name="T23">a </text:span><text:span text:style-name="T25">písmenem X </text:span><text:span text:style-name="T22">jsou označeny otázky týkající se halogenů</text:span></text:p>
      <text:p text:style-name="P66"><text:span text:style-name="T16">žlutě</text:span> <text:span text:style-name="T22">a </text:span><text:span text:style-name="T24">písmenem S </text:span><text:span text:style-name="T22">jsou označeny otázky týkající se síry</text:span></text:p>
      <text:p text:style-name="P68"><text:span text:style-name="T16">světle modře</text:span> <text:span text:style-name="T22">a </text:span><text:span text:style-name="T24">písmenem N </text:span><text:span text:style-name="T22">jsou označeny otázky týkající se dusíku</text:span></text:p>
      <text:p text:style-name="P69"><text:span text:style-name="T16">oranžově</text:span> <text:span text:style-name="T22">a </text:span><text:span text:style-name="T24">písmenem P </text:span><text:span text:style-name="T22">jsou označeny otázky týkající se fosforu</text:span></text:p>
      <text:p text:style-name="P71"><text:span text:style-name="T34">červeně</text:span> <text:span text:style-name="T22">a </text:span><text:span text:style-name="T24">písmenem C </text:span><text:span text:style-name="T22">jsou označeny otázky týkající se uhlíku</text:span></text:p>
      <text:p text:style-name="P14"/>
      <text:p text:style-name="P29">kurzívou <text:span text:style-name="T26">je napsány doplňující informace </text:span><text:span text:style-name="T29">(ty však v testu nebudou)</text:span><text:span text:style-name="T26"> </text:span><text:span text:style-name="T28">nebo jiné možn</text:span><text:span text:style-name="T29">é</text:span><text:span text:style-name="T28"> odpovědi </text:span><text:span text:style-name="T29">na otázky</text:span><text:span text:style-name="T28"> (</text:span><text:span text:style-name="T29">ty však nemají vypracované </text:span><text:span text:style-name="T28">řešení)</text:span></text:p>
      <text:p text:style-name="P14"/>
      <text:p text:style-name="P14"/>
      <text:p text:style-name="P14"/>
      <text:p text:style-name="P14">H Výskyt vodíku v přírodě, jeho izotopy</text:p>
      <text:p text:style-name="P2"/>
      <text:p text:style-name="P5">izotopy</text:p>
      <text:p text:style-name="P2"><text:span text:style-name="T3">1</text:span><text:span text:style-name="T2">1</text:span>H <text:s text:c="11"/>-lehký vodík <text:s text:c="11"/>99.98%</text:p>
      <text:p text:style-name="P2"><text:span text:style-name="T3">1</text:span><text:span text:style-name="T2">2</text:span>H = D <text:s text:c="4"/>-deuterium <text:s text:c="14"/>0.02%</text:p>
      <text:p text:style-name="P2"><text:span text:style-name="T3">1</text:span><text:span text:style-name="T2">3</text:span>H = T <text:s text:c="5"/>-tricium <text:s text:c="18"/>10<text:span text:style-name="T1">-17</text:span>%</text:p>
      <text:p text:style-name="P2"/>
      <text:p text:style-name="P2">nejrozšířenější prvek ve vesmíru; v přírodě se volný nevyskytuje; volný v atmosféře nad 100km <text:span text:style-name="T12">(protože je lehčí než vzduch)</text:span>; součást org. <text:span text:style-name="T12">l</text:span>átek, hydrogensolí, kyselin; celkem asi 0,87% (hm.) Země</text:p>
      <text:p text:style-name="P2"/>
      <text:p text:style-name="P2"/>
      <text:p text:style-name="P14">H Výroba vodíku - popište slovně a chemick<text:span text:style-name="T21">o</text:span>u rovnici alespoň jeden způsob</text:p>
      <text:p text:style-name="P7"/>
      <text:p text:style-name="P3">výroba: elektrolýza taveniny NaCl ,elektrolýza vody, konverze vodního plynu, termický rozklad methanu</text:p>
      <text:p text:style-name="P2"/>
      <text:p text:style-name="P4">Termický rozklad methanu:</text:p>
      <text:p text:style-name="P2"/>
      <text:p text:style-name="P2">rozklad methanu – za teploty 1200˚C <text:span text:style-name="T12">se</text:span> molekula methanu rozbije na uhlík a dva vodíky (uhlík zůstává v podobě sazí, vodík uteče = snadná separace) → CH4</text:p>
      <text:p text:style-name="P2"/>
      <text:p text:style-name="P36"><text:span text:style-name="T12">CH</text:span><text:span text:style-name="T4">4</text:span><text:span text:style-name="T12"> → C + 2H</text:span><text:span text:style-name="T4">2 <text:s text:c="23"/></text:span><text:span text:style-name="T13">t <text:s/>=1200˚C</text:span></text:p>
      <text:p text:style-name="P2"/>
      <text:p text:style-name="P2"/>
      <text:p text:style-name="P14">H Laboratorní příprava vodíku - popište slovně a chemick<text:span text:style-name="T21">o</text:span>u rovnici alespoň jeden způsob</text:p>
      <text:p text:style-name="P2"/>
      <text:p text:style-name="P36"><text:span text:style-name="T35">rozpouštění neušlechtilých kovů v kyselině, reakce alkalického kovu s vodou, reakce hydroxidů s neušlechtilými kovy, elektrolýzou vody v Hoffmanové přístroji</text:span></text:p>
      <text:p text:style-name="P2"><text:soft-page-break/><text:span text:style-name="T8">reakce alkalick</text:span><text:span text:style-name="T11">ého</text:span><text:span text:style-name="T8"> kov</text:span><text:span text:style-name="T11">u</text:span><text:span text:style-name="T8"> s vodou:</text:span></text:p>
      <text:p text:style-name="P2"/>
      <text:p text:style-name="P2">hození alkalického kovu do vody, vzniká hydroxid sodný a vodík</text:p>
      <text:p text:style-name="P2"/>
      <text:p text:style-name="P2">2Na + <text:span text:style-name="T12">2</text:span>H<text:span text:style-name="T3">2</text:span>O → <text:span text:style-name="T12">2</text:span>NaOH + H<text:span text:style-name="T3">2</text:span></text:p>
      <text:p text:style-name="P2"/>
      <text:p text:style-name="P2"/>
      <text:p text:style-name="P14">H Užití vodíku v technické a výrobní praxi</text:p>
      <text:p text:style-name="P1"/>
      <text:list text:style-name="L1">
        <text:list-item>
          <text:p text:style-name="P34">výroba amoniaku, kys. chlorovodíkové </text:p>
        </text:list-item>
        <text:list-item>
          <text:p text:style-name="P34">hydrogenace tuků a jiných org. molekul</text:p>
        </text:list-item>
        <text:list-item>
          <text:p text:style-name="P34">svařování (kyslíkovodíkový plamen)</text:p>
        </text:list-item>
        <text:list-item>
          <text:p text:style-name="P37"><text:span text:style-name="T19">Výroba kovů z těžko redukovatelných oxidů</text:span></text:p>
        </text:list-item>
      </text:list>
      <text:p text:style-name="P38"><text:span text:style-name="T19"/></text:p>
      <text:p text:style-name="P9"/>
      <text:p text:style-name="P16">O Výskyt kyslíku v přírodě</text:p>
      <text:p text:style-name="P12"/>
      <text:p text:style-name="P11">Nejrozšířenější prvek v zemské kůře (49%), volný v atmosféře (21%), součást org. i anorg. látek, ve vodě, v živých organismech a rostlinách (= biogenní prvek)</text:p>
      <text:p text:style-name="P11"/>
      <text:p text:style-name="P11"/>
      <text:p text:style-name="P8"><text:span text:style-name="T15">O Výroba kyslíku</text:span> </text:p>
      <text:p text:style-name="P8"/>
      <text:p text:style-name="P11">frakční destilací zkapalněného vzduchu (současně získáváme i dusík)</text:p>
      <text:p text:style-name="P11"/>
      <text:p text:style-name="P11"/>
      <text:p text:style-name="P16">O Laboratorní příprava kyslíku - popište slovní a chemick<text:span text:style-name="T30">o</text:span>u rovnicí alespoň jeden způsob</text:p>
      <text:p text:style-name="P12"/>
      <text:p text:style-name="P39">tepelný rozklad sloučenin, rozpouštění některých oxidů těžkých kovů v kyselinách, rozklad peroxidu vodíku katalyzátory, rozkladem KMnO<text:span text:style-name="T3">4</text:span>, elektrolýzou vody v Hoffmanové přístroji</text:p>
      <text:p text:style-name="P10"/>
      <text:p text:style-name="P10">Rozkladem K<text:span text:style-name="T31">M</text:span>nO<text:span text:style-name="T3">4</text:span>:</text:p>
      <text:p text:style-name="P11"/>
      <text:p text:style-name="P11">Nasypu manganistan draselný do zkumavky nebo do baňky, dám pod to kahan, zahřeju to a hned získávám kyslík, manganistan disproporcionuje na oxid manganičitý a manganan draselný (redoxní reakce)</text:p>
      <text:p text:style-name="P6"><text:span text:style-name="T14"><text:tab/> <text:s text:c="3"/></text:span><text:span text:style-name="T5">T˚C</text:span></text:p>
      <text:p text:style-name="P43">2KMnO<text:span text:style-name="T3">4</text:span> → K<text:span text:style-name="T3">2</text:span>MnO<text:span text:style-name="T3">4</text:span> + MnO<text:span text:style-name="T3">2</text:span> + O<text:span text:style-name="T3">2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soft-page-break/>O Užití kyslíku v technické a výrobní praxi</text:p>
      <text:p text:style-name="P13"/>
      <text:list text:style-name="L2">
        <text:list-item>
          <text:p text:style-name="P40">k provedení reakcí, které vyžadují více kyslíku, než je ve vzduchu, v hutnictví k získávání Fe</text:p>
        </text:list-item>
        <text:list-item>
          <text:p text:style-name="P40">Ke svařování a řezání kovů</text:p>
        </text:list-item>
        <text:list-item>
          <text:p text:style-name="P40">Při výrobě celé řady látek (např. H<text:span text:style-name="T3">2</text:span>SO<text:span text:style-name="T3">4</text:span>)</text:p>
        </text:list-item>
        <text:list-item>
          <text:p text:style-name="P40">Ve zdravotnictví</text:p>
        </text:list-item>
        <text:list-item>
          <text:p text:style-name="P40">V letectví a kosmonautice</text:p>
        </text:list-item>
      </text:list>
      <text:p text:style-name="P17"/>
      <text:p text:style-name="P17"/>
      <text:p text:style-name="P17">O Kritéria dělení oxidů - u každé skupiny uveďte alespoň jeden příklad</text:p>
      <text:p text:style-name="P17"/>
      <text:list text:style-name="L3">
        <text:list-item>
          <text:p text:style-name="P44">dělí se dle reakce s vodou na:</text:p>
          <text:list>
            <text:list-item>
              <text:p text:style-name="P44">kyselinotvorné – CO<text:span text:style-name="T3">2</text:span> (oxid uhličitý)</text:p>
            </text:list-item>
            <text:list-item>
              <text:p text:style-name="P44">zásadotvorné - CaO</text:p>
            </text:list-item>
            <text:list-item>
              <text:p text:style-name="P44">amfoterní - ZnO</text:p>
            </text:list-item>
            <text:list-item>
              <text:p text:style-name="P44">netečné – N<text:span text:style-name="T3">2</text:span>O</text:p>
            </text:list-item>
          </text:list>
        </text:list-item>
      </text:list>
      <text:p text:style-name="P20"/>
      <text:p text:style-name="P20"/>
      <text:p text:style-name="P17">O Kyselinotvorné oxidy - na vhodném příkladu demonstrujte jeho reakci s vodou</text:p>
      <text:p text:style-name="P17"/>
      <text:p text:style-name="P21">oxid siřičitý reaguje s vodou, kterou v atmosféře někde potká a pak ten mrak obsahuje kapičky, které jsou velmi kyselé, dříve či později voda spadne na zem → kyselé deště</text:p>
      <text:p text:style-name="P21">příčina kyselých dešťů je přítomnost síry ve formě oxidů v atmosféře</text:p>
      <text:p text:style-name="P21"/>
      <text:p text:style-name="P21">SO<text:span text:style-name="T3">2</text:span> + H<text:span text:style-name="T3">2</text:span>O → H<text:span text:style-name="T3">2</text:span>SO<text:span text:style-name="T3">3</text:span></text:p>
      <text:p text:style-name="P21"/>
      <text:p text:style-name="P21"/>
      <text:p text:style-name="P17">O Zásadotvorné oxidy - na vhodném příkladu demonstrujte jeho reakci s vodou</text:p>
      <text:p text:style-name="P20"/>
      <text:p text:style-name="P21">hašení vápna, pálené vápno získáváme ve vápenkách a hasíme ho vodou, je to nebezpečná reakce</text:p>
      <text:p text:style-name="P21"/>
      <text:p text:style-name="P21">CaO + H<text:span text:style-name="T3">2</text:span>O → Ca(OH)<text:span text:style-name="T3">2</text:span></text:p>
      <text:p text:style-name="P21"/>
      <text:p text:style-name="P21"/>
      <text:p text:style-name="P17">O Uveďte vyčíslenou chemickou reakci přípravy alespoň dvou oxidů</text:p>
      <text:p text:style-name="P17"/>
      <text:p text:style-name="P22">S + O<text:span text:style-name="T3">2</text:span> → SO<text:span text:style-name="T3">2 </text:span></text:p>
      <text:p text:style-name="P22">C + O<text:span text:style-name="T3">2</text:span> → CO<text:span text:style-name="T3">2</text:span></text:p>
      <text:p text:style-name="P21"/>
      <text:p text:style-name="P21"/>
      <text:p text:style-name="P17">O Peroxid vodíku - jeho výroba a využití</text:p>
      <text:p text:style-name="P17"/>
      <text:p text:style-name="P24"><text:span text:style-name="T8">Výroba</text:span>: <text:span text:style-name="T16">rozklad BaO</text:span><text:span text:style-name="T6">2</text:span> zředěnou kys. sírovou</text:p>
      <text:p text:style-name="P24"/>
      <text:p text:style-name="P24">BaO<text:span text:style-name="T3">2</text:span> + H<text:span text:style-name="T3">2</text:span>SO<text:span text:style-name="T3">4</text:span> → BaSO<text:span text:style-name="T3">4</text:span> + H<text:span text:style-name="T3">2</text:span>O<text:span text:style-name="T3">2</text:span></text:p>
      <text:p text:style-name="P24"/>
      <text:p text:style-name="P24"><text:soft-page-break/><text:span text:style-name="T10">Využití:</text:span><text:span text:style-name="T32"> </text:span>Laboratoře (oxidační a redukční účinky), ředěný roztok na čištění ran v lékárničkách (kyslík ve stavu zrodu – působí mikrobicidně na všechny bakterie = <text:span text:style-name="T16">dezinfekce rány</text:span>)</text:p>
      <text:p text:style-name="P24"/>
      <text:p text:style-name="P24"/>
      <text:p text:style-name="P19">O Popište druhy vod z hlediska tvrdosti, čím je tvrdost vody způsobena</text:p>
      <text:p text:style-name="P19"/>
      <text:p text:style-name="P24">Způsobena rozpuštěnými vápenatými a hořečnatými solemi</text:p>
      <text:p text:style-name="P24"/>
      <text:list text:style-name="L4">
        <text:list-item>
          <text:p text:style-name="P51">Přechodná (karbonátová)</text:p>
          <text:list>
            <text:list-item>
              <text:p text:style-name="P51">Lze odstranit varem</text:p>
            </text:list-item>
            <text:list-item>
              <text:p text:style-name="P51">Způsobena Ca(HCO<text:span text:style-name="T3">3</text:span>)<text:span text:style-name="T3">2</text:span> a Mg(HCO<text:span text:style-name="T3">3</text:span>)<text:span text:style-name="T3">2</text:span></text:p>
            </text:list-item>
            <text:list-item>
              <text:p text:style-name="P51">(Varem se rozkládají na uhličitany, které jsou méně rozpustné)</text:p>
            </text:list-item>
          </text:list>
        </text:list-item>
        <text:list-item>
          <text:p text:style-name="P51">Trvalá</text:p>
          <text:list>
            <text:list-item>
              <text:p text:style-name="P51">Nelze odstranit varem</text:p>
            </text:list-item>
            <text:list-item>
              <text:p text:style-name="P51">Způsobena CaSO<text:span text:style-name="T3">4</text:span> a MgSO<text:span text:style-name="T3">4</text:span></text:p>
            </text:list-item>
          </text:list>
        </text:list-item>
      </text:list>
      <text:p text:style-name="P24"/>
      <text:p text:style-name="P24">Celková = Přechodná + Trvalá</text:p>
      <text:p text:style-name="P24"/>
      <text:p text:style-name="P24"/>
      <text:p text:style-name="P19">O Jak je definováno pH a jak se podle něj rozlišují látky kyselé a zásadité</text:p>
      <text:p text:style-name="P19"/>
      <text:p text:style-name="P24">Záporný dekadický logaritmus koncentrace H<text:span text:style-name="T1">+</text:span> iontů</text:p>
      <text:p text:style-name="P24"/>
      <text:p text:style-name="P24">pH &lt; 7<text:tab/><text:tab/>látka je kyselá</text:p>
      <text:p text:style-name="P24">pH &gt; 7<text:tab/><text:tab/>látka je zásaditá</text:p>
      <text:p text:style-name="P24">pH = 7<text:tab/><text:tab/>látka je neutrální</text:p>
      <text:p text:style-name="P24"/>
      <text:p text:style-name="P24"/>
      <text:p text:style-name="P58">X Fyzický vzhled jednotlivých halogenů, jejich účinky na lidský organismus</text:p>
      <text:p text:style-name="P30"/>
      <text:p text:style-name="P25">F, Cl – žlutozelené plyny</text:p>
      <text:p text:style-name="P25">Br – červenohnědá kapalina</text:p>
      <text:p text:style-name="P25">I – fialová pevná látka</text:p>
      <text:p text:style-name="P25"/>
      <text:p text:style-name="P25">Pro všechny platí, že při styku s pokožkou, respektive s vlhkostí na sliznici, oku nebo právě pokožce se tvoří kyselina, která člověka leptá.</text:p>
      <text:p text:style-name="P25"/>
      <text:p text:style-name="P25"/>
      <text:p text:style-name="P59">X Výskyt a výroba fluoru, průmyslové a technické využití jeho a jeho sloučenin</text:p>
      <text:p text:style-name="P31"/>
      <text:p text:style-name="P25"><text:span text:style-name="T8">Výskyt:</text:span> v čisté formě se nevyskytuje, pouze ve formě sloučenin (např. kazivec, kryolit a fluorapatit)</text:p>
      <text:p text:style-name="P25"/>
      <text:p text:style-name="P25"><text:span text:style-name="T8">Výroba:</text:span> elektrolýzou směsi KF a HF (vzniká KHF<text:span text:style-name="T3">2</text:span>)</text:p>
      <text:p text:style-name="P25"/>
      <text:p text:style-name="P27">Jeho využití:<text:span text:style-name="T18"> výroba freonů a dalších polyfluorovaných uhlovodíků</text:span></text:p>
      <text:p text:style-name="P27"><text:line-break/>Využití HF (kyseliny fluorovodíkové):<text:span text:style-name="T18"> příprava freonů, plastů, fluorace alkanů</text:span></text:p>
      <text:p text:style-name="P61"><text:soft-page-break/>X Výskyt chloru a jeho výroba - popište slovně a rovnicemi</text:p>
      <text:p text:style-name="P32"/>
      <text:p text:style-name="P25"><text:span text:style-name="T8">Výskyt:</text:span> samostatně se v přírodě nevyskytuje, je poměrně rozšířený ve formě sloučenin (např. NaCl, <text:tab/> <text:tab/> <text:s/>KCl, mořská voda)</text:p>
      <text:p text:style-name="P25"/>
      <text:p text:style-name="P27">Výroba:<text:span text:style-name="T18"> Elektrolýza roztoku NaCl</text:span></text:p>
      <text:p text:style-name="P25"/>
      <text:p text:style-name="P27"><text:span text:style-name="T18">2NaCl → Cl</text:span><text:span text:style-name="T7">2</text:span><text:span text:style-name="T18"> + 2Na</text:span></text:p>
      <text:p text:style-name="P25"/>
      <text:p text:style-name="P25">Na anodě:<text:tab/>2Cl<text:span text:style-name="T1">-</text:span> - 2e<text:span text:style-name="T1">-</text:span> → Cl<text:span text:style-name="T3">2</text:span></text:p>
      <text:p text:style-name="P25">Na katodě:<text:tab/>Na<text:span text:style-name="T1">+</text:span> + e<text:span text:style-name="T1">-</text:span> → Na<text:span text:style-name="T1">0</text:span></text:p>
      <text:p text:style-name="P25"/>
      <text:p text:style-name="P25"><text:tab/>Na + H<text:span text:style-name="T3">2</text:span>O → <text:s/>NaOH + H<text:span text:style-name="T3">2</text:span></text:p>
      <text:p text:style-name="P25"/>
      <text:p text:style-name="P25"/>
      <text:p text:style-name="P59">X Laboratorní příprava chloru - uveďte vyčíslenou chemickou rovnicí alespoň jeden způsob</text:p>
      <text:p text:style-name="P31"/>
      <text:p text:style-name="P25">MnO<text:span text:style-name="T3">2</text:span> <text:s/>+ 4HCl → MnCl<text:span text:style-name="T3">2</text:span> + Cl<text:span text:style-name="T3">2</text:span> + 2H<text:span text:style-name="T3">2</text:span>O</text:p>
      <text:p text:style-name="P25"/>
      <text:p text:style-name="P25"/>
      <text:p text:style-name="P61">X Výroba a využití chlorovodíku</text:p>
      <text:p text:style-name="P32"/>
      <text:p text:style-name="P27">Výroba:<text:span text:style-name="T18"> Přímou syntézou prvků při 2000˚C</text:span></text:p>
      <text:p text:style-name="P27"/>
      <text:p text:style-name="P25"><text:tab/><text:tab/>H<text:span text:style-name="T3">2</text:span> + Cl<text:span text:style-name="T3">2</text:span> → 2HCl + Na<text:span text:style-name="T3">2</text:span>SO<text:span text:style-name="T3">4</text:span></text:p>
      <text:p text:style-name="P25"/>
      <text:p text:style-name="P27">Využití:<text:span text:style-name="T18"> léčiva, barvy, stavební materiály a plasty</text:span></text:p>
      <text:p text:style-name="P27"/>
      <text:p text:style-name="P27"/>
      <text:p text:style-name="P61">X Které znáte oxokyseliny chloru, uveďte příklady technického využití jejich solí</text:p>
      <text:p text:style-name="P32"/>
      <text:p text:style-name="P23">HClO (kys. chlorná), HClO<text:span text:style-name="T3">2</text:span> (kys. c<text:span text:style-name="T32">h</text:span>loritá), HClO<text:span text:style-name="T3">3</text:span> (kys. chlorečná), HClO<text:span text:style-name="T3">4 </text:span>(kys. chloristá)</text:p>
      <text:p text:style-name="P23"/>
      <text:p text:style-name="P23">Chlorové vápno (dezinfekce pro velké plochy)</text:p>
      <text:p text:style-name="P23"/>
      <text:p text:style-name="P23"/>
      <text:p text:style-name="P59">X Jod - výskyt a výrob<text:span text:style-name="T20">a</text:span></text:p>
      <text:p text:style-name="P31"/>
      <text:p text:style-name="P25"><text:span text:style-name="T9">Výskyt:</text:span><text:span text:style-name="T20"> </text:span>Čistý se v přírodě nevyskytuje, <text:span text:style-name="T20">součást mořské vody a čilského ledku</text:span></text:p>
      <text:p text:style-name="P25"/>
      <text:p text:style-name="P26"><text:span text:style-name="T8">Výroba:</text:span> Spalování mořských chaluh, jejich oxidace a následná sublimace z popela</text:p>
      <text:p text:style-name="P26"/>
      <text:p text:style-name="P26"/>
      <text:p text:style-name="P26"/>
      <text:p text:style-name="P26"/>
      <text:p text:style-name="P26"/>
      <text:p text:style-name="P60"><text:soft-page-break/>X Definujte pojem esenciální prvek. Uveďte příklady</text:p>
      <text:p text:style-name="P62"/>
      <text:p text:style-name="P62"/>
      <text:p text:style-name="P62"/>
      <text:p text:style-name="P54">Příklady:<text:span text:style-name="T18"> </text:span></text:p>
      <text:p text:style-name="P62"/>
      <text:p text:style-name="P62"/>
      <text:p text:style-name="P65">S Výskyt síry v přírodě, její vliv na život a životní prostředí</text:p>
      <text:p text:style-name="P53"/>
      <text:p text:style-name="P55">Výskyt:</text:p>
      <text:p text:style-name="P55"><text:span text:style-name="T18">V elementární formě v oblastech s bohatou vulkanickou činností a v okolí horkých minerálních pramenů, v rudách ve formě sulfidů (pyrit, chalkopyrit, galenit, sfalerit), často doprovází uhlí, v atmosféře ve formě oxidů</text:span></text:p>
      <text:p text:style-name="P53"/>
      <text:p text:style-name="P53"/>
      <text:p text:style-name="P55">Vliv na život a životní prostředí:</text:p>
      <text:p text:style-name="P46">Sama o sobě není škodlivá; znečištění <text:span text:style-name="T36">životního prostředí </text:span>oxidy síry <text:span text:style-name="T36">(produkují je např. sopky, hlavně však člověk), síra přítomna v uhlí → </text:span>komplikace spalování uhlí; <text:span text:style-name="T36">oxidy síry doprovází ropu (jsou v benz</text:span><text:span text:style-name="T37">í</text:span><text:span text:style-name="T36">nu) → utíkají ve výfukových plynech</text:span></text:p>
      <text:p text:style-name="P46"><text:span text:style-name="T16">Biogenní prvek</text:span> – síra přítomna v aminokyselinách (tvoří bílkoviny a enzymy), nezbytně nutná k životu</text:p>
      <text:p text:style-name="P53"/>
      <text:p text:style-name="P53"/>
      <text:p text:style-name="P65">S Výroba síry a její využití v průmyslu</text:p>
      <text:p text:style-name="P53"/>
      <text:p text:style-name="P56">Výroba:<text:span text:style-name="T18"> Ze sulfanu izolovaného z ropných vrtů, přímým spalováním:<text:tab/>2H</text:span><text:span text:style-name="T7">2</text:span><text:span text:style-name="T18">S + O</text:span><text:span text:style-name="T7">2</text:span><text:span text:style-name="T18"> → 2S + 2H</text:span><text:span text:style-name="T7">2</text:span><text:span text:style-name="T18">O</text:span></text:p>
      <text:p text:style-name="P56"/>
      <text:p text:style-name="P56">Využití:</text:p>
      <text:list xml:id="list933464454" text:style-name="L5">
        <text:list-item>
          <text:p text:style-name="P49">Důležitá surovina v chemickém průmyslu (H<text:span text:style-name="T3">2</text:span>SO<text:span text:style-name="T3">4</text:span>, ...)</text:p>
        </text:list-item>
        <text:list-item>
          <text:p text:style-name="P49">Jako vulkanizační přísada při zpracování kaučuku</text:p>
        </text:list-item>
      </text:list>
      <text:p text:style-name="P53"/>
      <text:p text:style-name="P53"/>
      <text:p text:style-name="P65">S Sulfan - příprava (popište slovně a rovnicí), jeho vlastnosti a kde se s ním lze setkat</text:p>
      <text:p text:style-name="P47"/>
      <text:p text:style-name="P56">Příprava:<text:span text:style-name="T18"> Vytěsněním ze sulfidů silnou kyselinou v Kippově přístroji</text:span></text:p>
      <text:p text:style-name="P48"/>
      <text:p text:style-name="P48"><text:tab/><text:tab/>FeS + 2HCl → FeCl<text:span text:style-name="T3">2</text:span> + H<text:span text:style-name="T3">2</text:span>S</text:p>
      <text:p text:style-name="P48"/>
      <text:p text:style-name="P48"><text:tab/><text:tab/>FeS + H<text:span text:style-name="T3">2</text:span>SO<text:span text:style-name="T3">4</text:span> → FeSO<text:span text:style-name="T3">4</text:span> + H<text:span text:style-name="T3">2</text:span>S</text:p>
      <text:p text:style-name="P47"/>
      <text:p text:style-name="P47"><text:tab/><text:tab/><text:tab/><text:tab/></text:p>
      <text:p text:style-name="P56">Vlastnosti:<text:span text:style-name="T18"> Bezbarvý plyn páchnoucí po zkažených vejcích, jedovatý (0,15% ve vzduchu způsobuje smrt), páchne jen v nižších koncentracích</text:span></text:p>
      <text:p text:style-name="P47"/>
      <text:p text:style-name="P56">Používá se :<text:span text:style-name="T18"> v analytické chemii</text:span></text:p>
      <text:p text:style-name="P65"><text:soft-page-break/>S Oxidy síry, jejich výroba a vlastnosti a jejich dopad na životní prostředí</text:p>
      <text:p text:style-name="P47"/>
      <text:p text:style-name="P47"/>
      <text:p text:style-name="P47"/>
      <text:p text:style-name="P47"/>
      <text:p text:style-name="P65">S Výroba kyseliny sírové - popište rovnicemi</text:p>
      <text:p text:style-name="P47"/>
      <text:p text:style-name="P48">S + O<text:span text:style-name="T3">2</text:span> → SO<text:span text:style-name="T3">2</text:span></text:p>
      <text:p text:style-name="P48"/>
      <text:p text:style-name="P48">2SO<text:span text:style-name="T3">2</text:span> + O<text:span text:style-name="T3">2</text:span> → 2SO<text:span text:style-name="T3">3</text:span></text:p>
      <text:p text:style-name="P48"/>
      <text:p text:style-name="P48">SO<text:span text:style-name="T3">3</text:span> + H<text:span text:style-name="T3">2</text:span>SO<text:span text:style-name="T3">4</text:span> → H<text:span text:style-name="T3">2</text:span>S<text:span text:style-name="T3">2</text:span>O<text:span text:style-name="T3">7</text:span></text:p>
      <text:p text:style-name="P48"/>
      <text:p text:style-name="P48">H<text:span text:style-name="T3">2</text:span>S<text:span text:style-name="T3">2</text:span>O<text:span text:style-name="T3">7</text:span> + H<text:span text:style-name="T3">2</text:span>O → 2H<text:span text:style-name="T3">2</text:span>SO<text:span text:style-name="T3">4</text:span></text:p>
      <text:p text:style-name="P47"/>
      <text:p text:style-name="P47"/>
      <text:p text:style-name="P65">S Užití kyseliny sírové v chemii a technické prax<text:span text:style-name="T32">i</text:span></text:p>
      <text:p text:style-name="P47"/>
      <text:list xml:id="list2007616462" text:style-name="L6">
        <text:list-item>
          <text:p text:style-name="P50">syntéza org. látek – sulfonace</text:p>
        </text:list-item>
        <text:list-item>
          <text:p text:style-name="P50">výroba léčiv, výbušnin, barviv, hnojiv, plastů</text:p>
        </text:list-item>
      </text:list>
      <text:p text:style-name="P47"/>
      <text:p text:style-name="P47"/>
      <text:p text:style-name="P67">N Výskyt dusíku v přírodě, jeho důležitost pro život</text:p>
      <text:p text:style-name="P47"/>
      <text:p text:style-name="P47"/>
      <text:p text:style-name="P47"/>
      <text:p text:style-name="P47"/>
      <text:p text:style-name="P67">N Výroba a laboratorní příprava dusíku - přípravu popište chemickými rovnicemi</text:p>
      <text:p text:style-name="P47"/>
      <text:p text:style-name="P47"/>
      <text:p text:style-name="P47"/>
      <text:p text:style-name="P47"/>
      <text:p text:style-name="P67">N Technicky významná sloučeninu dusíku a jejich užití</text:p>
      <text:p text:style-name="P47"/>
      <text:p text:style-name="P47"/>
      <text:p text:style-name="P47"/>
      <text:p text:style-name="P47"/>
      <text:p text:style-name="P67">N Uveďte alespoň jeden oxid dusíku, jeho laboratorní přípravu popište rovnici</text:p>
      <text:p text:style-name="P47"/>
      <text:p text:style-name="P47"/>
      <text:p text:style-name="P47"/>
      <text:p text:style-name="P47"/>
      <text:p text:style-name="P67">N Výroba a příprava amoniaku - popište rovnicemi, jeho technické využití</text:p>
      <text:p text:style-name="P47"/>
      <text:p text:style-name="P47"/>
      <text:p text:style-name="P47"/>
      <text:p text:style-name="P47"/>
      <text:p text:style-name="P67"><text:soft-page-break/>N Význam kyseliny dusité v chemickém průmyslu</text:p>
      <text:p text:style-name="P47"/>
      <text:p text:style-name="P47"/>
      <text:p text:style-name="P47"/>
      <text:p text:style-name="P47"/>
      <text:p text:style-name="P67">N Výroba kyseliny dusičné - popište rovnicemi a její význam pro chemický průmysl</text:p>
      <text:p text:style-name="P47"/>
      <text:p text:style-name="P47"/>
      <text:p text:style-name="P47"/>
      <text:p text:style-name="P47"/>
      <text:p text:style-name="P67">N Užití dusičnanů, který z nich se těží a jaký jsou jejich triviální názvy</text:p>
      <text:p text:style-name="P47"/>
      <text:p text:style-name="P47"/>
      <text:p text:style-name="P47"/>
      <text:p text:style-name="P47"/>
      <text:p text:style-name="P70">P Fosfor - výskyt a jeho důležitost pro život</text:p>
      <text:p text:style-name="P47"/>
      <text:p text:style-name="P47"/>
      <text:p text:style-name="P47"/>
      <text:p text:style-name="P47"/>
      <text:p text:style-name="P70">P Jaký chloridy fosforu znáte a jak reagují s vodou - popište chemickými rovnicemi</text:p>
      <text:p text:style-name="P47"/>
      <text:p text:style-name="P47"/>
      <text:p text:style-name="P47"/>
      <text:p text:style-name="P47"/>
      <text:p text:style-name="P70">P Technický význam fosforečnanů</text:p>
      <text:p text:style-name="P47"/>
      <text:p text:style-name="P47"/>
      <text:p text:style-name="P47"/>
      <text:p text:style-name="P47"/>
      <text:p text:style-name="P70">P Mechanismus účinků arsenu na lidský organismus</text:p>
      <text:p text:style-name="P47"/>
      <text:p text:style-name="P47"/>
      <text:p text:style-name="P47"/>
      <text:p text:style-name="P47"/>
      <text:p text:style-name="P63">C Výskyt uhlíku v přírodě, jeho význam pro život</text:p>
      <text:p text:style-name="P47"/>
      <text:p text:style-name="P47"/>
      <text:p text:style-name="P47"/>
      <text:p text:style-name="P47"/>
      <text:p text:style-name="P63">C Modifikace uhlíku a jejich vlastnosti</text:p>
      <text:p text:style-name="P47"/>
      <text:p text:style-name="P47"/>
      <text:p text:style-name="P47"/>
      <text:p text:style-name="P47"/>
      <text:p text:style-name="P63">C Zdroje uhlíku, jeho výroba</text:p>
      <text:p text:style-name="P47"><text:soft-page-break/></text:p>
      <text:p text:style-name="P47"/>
      <text:p text:style-name="P47"/>
      <text:p text:style-name="P47"/>
      <text:p text:style-name="P63">C Výroba, vlastnosti a užití aktivního uhlí</text:p>
      <text:p text:style-name="P47"/>
      <text:p text:style-name="P47"/>
      <text:p text:style-name="P47"/>
      <text:p text:style-name="P47"/>
      <text:p text:style-name="P63">C Oxidy uhlíku - jejich rozdílné vlastnosti a toxicita</text:p>
      <text:p text:style-name="P47"/>
      <text:p text:style-name="P47"/>
      <text:p text:style-name="P47"/>
      <text:p text:style-name="P47"/>
      <text:p text:style-name="P63">C Výroba a laboratorní příprava oxidu uhličitého - popište rovnicemi</text:p>
      <text:p text:style-name="P47"/>
      <text:p text:style-name="P47"/>
      <text:p text:style-name="P47"/>
      <text:p text:style-name="P47"/>
      <text:p text:style-name="P63">C Formy oxidu uhličitého a jejich využití</text:p>
      <text:p text:style-name="P47"/>
      <text:p text:style-name="P47"/>
      <text:p text:style-name="P47"/>
      <text:p text:style-name="P47"/>
      <text:p text:style-name="P63">C Chemické kypření těsta - látky užívané a mechanismus jejich působení</text:p>
      <text:p text:style-name="P47"/>
      <text:p text:style-name="P47"/>
      <text:p text:style-name="P47"/>
      <text:p text:style-name="P47"/>
      <text:p text:style-name="P63">C Přechodná tvrdost vody a vznik kotelního kamene - popište které látky ji způsobují a jak se projevuje.</text:p>
      <text:p text:style-name="P47"/>
      <text:p text:style-name="P47"/>
      <text:p text:style-name="P47"/>
      <text:p text:style-name="P4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1T19:49:21.797565669</dc:date>
    <meta:editing-duration>P1DT1H52M40S</meta:editing-duration>
    <meta:editing-cycles>24</meta:editing-cycles>
    <meta:generator>LibreOffice/7.4.3.2$Linux_X86_64 LibreOffice_project/40$Build-2</meta:generator>
    <meta:document-statistic meta:table-count="0" meta:image-count="0" meta:object-count="0" meta:page-count="9" meta:paragraph-count="162" meta:word-count="1510" meta:character-count="9328" meta:non-whitespace-character-count="7877"/>
  </office:meta>
</office:document-meta>
</file>